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6bf5a" officeooo:paragraph-rsid="0016bf5a"/>
    </style:style>
    <style:style style:name="P2" style:family="paragraph" style:parent-style-name="Header">
      <style:paragraph-properties fo:text-align="center" style:justify-single-word="false"/>
      <style:text-properties officeooo:rsid="0016bf5a" officeooo:paragraph-rsid="0016bf5a"/>
    </style:style>
    <style:style style:name="P3" style:family="paragraph" style:parent-style-name="Footer">
      <style:paragraph-properties fo:text-align="start" style:justify-single-word="false"/>
      <style:text-properties officeooo:rsid="00184f95" officeooo:paragraph-rsid="00184f95"/>
    </style:style>
    <style:style style:name="P4" style:family="paragraph" style:parent-style-name="Footer">
      <style:paragraph-properties fo:text-align="center" style:justify-single-word="false"/>
      <style:text-properties officeooo:rsid="00184f95" officeooo:paragraph-rsid="00184f95"/>
    </style:style>
    <style:style style:name="P5" style:family="paragraph" style:parent-style-name="Footer">
      <style:paragraph-properties fo:text-align="center" style:justify-single-word="false"/>
      <style:text-properties officeooo:rsid="00190b2b" officeooo:paragraph-rsid="00190b2b"/>
    </style:style>
    <style:style style:name="P6" style:family="paragraph" style:parent-style-name="Text_20_body">
      <style:text-properties officeooo:rsid="001b2c26" officeooo:paragraph-rsid="001b3621"/>
    </style:style>
    <style:style style:name="P7" style:family="paragraph" style:parent-style-name="Text_20_body">
      <style:text-properties officeooo:rsid="001de868" officeooo:paragraph-rsid="001b3621"/>
    </style:style>
    <style:style style:name="P8" style:family="paragraph" style:parent-style-name="Text_20_body">
      <style:text-properties officeooo:paragraph-rsid="001b3621"/>
    </style:style>
    <style:style style:name="P9" style:family="paragraph" style:parent-style-name="Standard">
      <style:text-properties officeooo:rsid="001b2c26"/>
    </style:style>
    <style:style style:name="P10" style:family="paragraph" style:parent-style-name="Standard">
      <style:paragraph-properties fo:break-before="page"/>
      <style:text-properties officeooo:rsid="001b2c26"/>
    </style:style>
    <style:style style:name="P11" style:family="paragraph" style:parent-style-name="Heading_20_1">
      <style:text-properties officeooo:paragraph-rsid="001b3621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ffff" draw:opacity="10%"/>
      <style:paragraph-properties fo:text-align="center"/>
      <style:text-properties style:font-name="Verdana" fo:font-size="60pt" style:font-size-asian="60pt" style:font-size-complex="60pt"/>
    </style:style>
    <style:style style:name="P1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officeooo:rsid="00190b2b"/>
    </style:style>
    <style:style style:name="T2" style:family="text">
      <style:text-properties officeooo:rsid="001de86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bf2aa"/>
    </style:style>
    <style:style style:name="T6" style:family="text">
      <style:text-properties style:font-name="Verdana" fo:font-size="60pt" style:font-size-asian="60pt" style:font-size-complex="60pt"/>
    </style:style>
    <style:style style:name="T7" style:family="text">
      <style:text-properties fo:font-size="22pt" style:font-size-asian="22pt" style:font-size-complex="22pt"/>
    </style:style>
    <style:style style:name="gr1" style:family="graphic">
      <style:graphic-properties draw:fill-color="#b2b2b2" draw:textarea-horizontal-align="justify" draw:textarea-vertical-align="middle" draw:auto-grow-height="false" fo:min-height="13.811cm" fo:min-width="14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00ffff" draw:opacity="10%" fo:min-height="5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Forme1" draw:style-name="gr1" draw:text-style-name="P12" svg:width="14.235cm" svg:height="13.812cm" svg:x="1.448cm" svg:y="3.108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14" svg:width="12.066cm" svg:height="5.146cm" svg:x="2.639cm" svg:y="7.271cm"><draw:text-box><text:p text:style-name="P13"><text:span text:style-name="T6">Visite Virtuelle</text:span></text:p></draw:text-box></draw:frame><draw:frame text:anchor-type="paragraph" draw:z-index="2" draw:name="Forme3" draw:style-name="gr3" draw:text-style-name="P15" svg:width="11.166cm" svg:height="1.788cm" svg:x="2.983cm" svg:y="4.069cm"><draw:text-box><text:p text:style-name="P13"><text:span text:style-name="T7">Projet de BTS Système Numérique – Informatique et Réseau</text:span></text:p></draw:text-box></draw:frame><draw:frame text:anchor-type="paragraph" draw:z-index="3" draw:name="Forme4" draw:style-name="gr4" draw:text-style-name="P15" svg:width="11.325cm" svg:height="1.826cm" svg:x="3.194cm" svg:y="14.415cm"><draw:text-box><text:p text:style-name="P13"><text:span text:style-name="T7">Lycé Antoine Bourdelle <text:s/>- Promotion 2018</text:span></text:p></draw:text-box></draw:frame><draw:line text:anchor-type="paragraph" draw:z-index="4" draw:name="Forme5" draw:style-name="gr5" draw:text-style-name="P13" svg:x1="3.485cm" svg:y1="12.933cm" svg:x2="14.015cm" svg:y2="12.933cm"><text:p/></draw:line><draw:line text:anchor-type="paragraph" draw:z-index="5" draw:name="Forme5" draw:style-name="gr5" draw:text-style-name="P13" svg:x1="3.512cm" svg:y1="7.006cm" svg:x2="14.042cm" svg:y2="7.006cm"><text:p/></draw:line></text:p>
      <text:p text:style-name="P10"/>
      <text:p text:style-name="P9"/>
      <text:h text:style-name="P11" text:outline-level="1"><text:tab/><text:span text:style-name="T5">I . Introduction</text:span></text:h>
      <text:p text:style-name="P8"/>
      <text:p text:style-name="P7">Le projet de Visite Virtuelle est le projet final de BTS du groupe d'étudiants (voir le sommaire) .</text:p>
      <text:p text:style-name="P7"/>
      <text:p text:style-name="P7">Ce projet à pour cahier des charges, une demande précise :</text:p>
      <text:p text:style-name="P6"><text:span text:style-name="T2"><text:tab/></text:span><text:bookmark text:name="p38"/><text:span text:style-name="T3">un site internet qui puisse permettre de visiter de façon virtuelle des biens immobiliers depuis son navigateur.<text:line-break/><text:line-break/></text:span><text:bookmark text:name="p57"/><text:span text:style-name="T4">Dans la première phase du projet, il fut imaginé sous une architecture MVC </text:span><text:bookmark text:name="p56"/><text:span text:style-name="T4">(</text:span><text:bookmark text:name="63"/><text:span text:style-name="T4"> Model </text:span><text:bookmark text:name="58"/><text:span text:style-name="T4">– </text:span><text:bookmark text:name="59"/><text:span text:style-name="T4">View </text:span><text:bookmark text:name="60"/><text:span text:style-name="T4">– </text:span><text:bookmark text:name="61"/><text:span text:style-name="T4">Controller) et les technologies nécessaires pour se faire furent choisies.</text:span><text:bookmark text:name="p41"/><text:span text:style-name="T4"> Après une mise en forme d'un prototype fonctionnel, une demande d'un membre du groupe fit orienter le projet vers une architecture </text:span><text:bookmark text:name="52"/><text:span text:style-name="T4">Symfony 3.4.<text:line-break/></text:span><text:bookmark text:name="p42"/><text:span text:style-name="T4">Sur le site en architecture </text:span><text:bookmark text:name="53"/><text:span text:style-name="T4">Symfony 3.4 fût alors mis en place un prototype fonctionnel, avec cependant plus de problèmes d'architecture et de mise en MVC.</text:span><text:bookmark text:name="p64"/><text:span text:style-name="T4"> Le MVC était comme inexistant.<text:line-break/><text:line-break/></text:span><text:bookmark text:name="p9"/><text:span text:style-name="T4">Suite à la demande du même étudiant, le site passa sous une architecture </text:span><text:bookmark text:name="32"/><text:span text:style-name="T4">Symfony 4.0, ce qui venait à modifier catégoriquement les développements.<text:line-break/><text:line-break/></text:span><text:bookmark text:name="p10"/><text:span text:style-name="T4">Le projet est donc à l'heure actuelle sous </text:span><text:bookmark text:name="11"/><text:span text:style-name="T4">Symfony 4.0 et dispose de plusieurs dépendances supplémentair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6bf5a" officeooo:paragraph-rsid="0016bf5a"/>
    </style:style>
    <style:style style:name="MP2" style:family="paragraph" style:parent-style-name="Header">
      <style:paragraph-properties fo:text-align="center" style:justify-single-word="false"/>
      <style:text-properties officeooo:rsid="0016bf5a" officeooo:paragraph-rsid="0016bf5a"/>
    </style:style>
    <style:style style:name="MP3" style:family="paragraph" style:parent-style-name="Footer">
      <style:paragraph-properties fo:text-align="start" style:justify-single-word="false"/>
      <style:text-properties officeooo:rsid="00184f95" officeooo:paragraph-rsid="00184f95"/>
    </style:style>
    <style:style style:name="MP4" style:family="paragraph" style:parent-style-name="Footer">
      <style:paragraph-properties fo:text-align="center" style:justify-single-word="false"/>
      <style:text-properties officeooo:rsid="00190b2b" officeooo:paragraph-rsid="00190b2b"/>
    </style:style>
    <style:style style:name="MP5" style:family="paragraph" style:parent-style-name="Footer">
      <style:paragraph-properties fo:text-align="center" style:justify-single-word="false"/>
      <style:text-properties officeooo:rsid="00184f95" officeooo:paragraph-rsid="00184f95"/>
    </style:style>
    <style:style style:name="MT1" style:family="text">
      <style:text-properties officeooo:rsid="00190b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fo:border="0.06pt solid #000000" fo:padding="0.049cm" style:shadow="none" fo:background-color="transparent" style:dynamic-spacing="false" draw:fill="none" draw:fill-color="#99ccff"/>
      </style:header-style>
      <style:footer-style>
        <style:header-footer-properties svg:height="2.499cm" fo:margin-left="0cm" fo:margin-right="0cm" fo:margin-top="0.499cm" fo:border="0.06pt solid #000000" fo:padding="0.04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Lycée Bourdelle<text:tab/><text:tab/>BTS SN IR 2017/2018</text:p>
        <text:p text:style-name="MP2">Rapport Technique du projet</text:p>
        <text:p text:style-name="MP2">Visite Virtuelle</text:p>
        <text:p text:style-name="MP2"><text:tab/><text:tab/></text:p>
        <text:p text:style-name="MP1"/>
      </style:header>
      <style:footer>
        <text:p text:style-name="MP3"/>
        <text:p text:style-name="MP4">Page <text:page-number text:select-page="current">1</text:page-number> / <text:page-count>2</text:page-count></text:p>
        <text:p text:style-name="MP3"/>
        <text:p text:style-name="MP5">Groupe : M. CARRERAS, V. CLAVEAU,T. DUDITLIEUX, <text:span text:style-name="MT1">V. PILL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47S</meta:editing-duration>
    <meta:editing-cycles>6</meta:editing-cycles>
    <meta:generator>LibreOffice/5.3.5.2$Windows_x86 LibreOffice_project/50d9bf2b0a79cdb85a3814b592608037a682059d</meta:generator>
    <dc:date>2018-04-05T10:41:21.106000000</dc:date>
    <meta:document-statistic meta:table-count="0" meta:image-count="0" meta:object-count="0" meta:page-count="2" meta:paragraph-count="10" meta:word-count="193" meta:character-count="1192" meta:non-whitespace-character-count="997"/>
    <meta:user-defined meta:name="Info 1"/>
    <meta:user-defined meta:name="Info 2"/>
    <meta:user-defined meta:name="Info 3"/>
    <meta:user-defined meta:name="Info 4"/>
  </office:meta>
</office:document-meta>
</file>